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ce1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длинна вол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Mg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.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 style:data-style-name="N2" text:time-value="15:24:18.7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16:49:21.917000000</meta:creation-date>
    <dc:date>2021-02-25T15:29:15.933000000</dc:date>
    <meta:editing-duration>PT12M58S</meta:editing-duration>
    <meta:editing-cycles>4</meta:editing-cycles>
    <meta:generator>LibreOffice/7.0.4.2$Windows_X86_64 LibreOffice_project/dcf040e67528d9187c66b2379df5ea4407429775</meta:generator>
    <meta:document-statistic meta:table-count="1" meta:cell-count="35" meta:object-count="0"/>
  </office:meta>
</office:document-meta>
</file>